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2D0AF11B431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TOE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392cm"/>
    </style:style>
    <style:style style:name="pr2" style:family="presentation" style:parent-style-name="Default-subtitle">
      <style:graphic-properties draw:fill-color="#ffffff" draw:auto-grow-height="true" fo:min-height="13.4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Impact" style:font-family-generic="swiss" style:font-pitch="variable"/>
    </style:style>
    <style:style style:name="P2" style:family="paragraph">
      <style:text-properties fo:color="#ffffff" fo:font-family="'Segoe UI Light'" style:font-family-generic="swiss" style:font-pitch="variable"/>
    </style:style>
    <style:style style:name="P3" style:family="paragraph">
      <style:text-properties fo:color="#ffffff" fo:font-family="'Segoe UI Light'" style:font-family-generic="swiss" style:font-pitch="variable" fo:font-size="31pt"/>
    </style:style>
    <style:style style:name="T1" style:family="text">
      <style:text-properties fo:color="#ffffff" fo:font-family="Impact" style:font-family-generic="swiss" style:font-pitch="variable"/>
    </style:style>
    <style:style style:name="T2" style:family="text">
      <style:text-properties fo:color="#ffffff" fo:font-family="'Segoe UI Light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2.506cm" svg:height="3.392cm" svg:x="1.805cm" svg:y="0.809cm" presentation:class="title">
          <draw:text-box>
            <text:p text:style-name="P1"><text:span text:style-name="T1">Tiny Open Engine</text:span></text:p>
          </draw:text-box>
        </draw:frame>
        <draw:frame presentation:style-name="pr2" draw:text-style-name="P3" draw:layer="layout" svg:width="32.506cm" svg:height="13.41cm" svg:x="1.805cm" svg:y="4.754cm" presentation:class="subtitle" presentation:user-transformed="true">
          <draw:text-box>
            <text:p text:style-name="P2"><text:span text:style-name="T2">Tiny Open Engine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TOE" xlink:href="Pictures/1000000000000500000002D0AF11B43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color="#ffffff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color="#ffffff" fo:font-size="16pt"/>
    </style:style>
    <style:style style:name="textbodyjustfied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text-align="justify"/>
      <style:text-properties fo:color="#ffffff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color="#ffffff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ffffff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TO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ffffff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fo:color="#ffffff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7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3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2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0.32cm" style:print-orientation="landscape"/>
    </style:page-layout>
    <style:style style:name="Mdp1" style:family="drawing-page">
      <style:drawing-page-properties draw:background-size="border" draw:fill="bitmap" draw:fill-image-name="TO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32.506cm" svg:height="3.392cm" svg:x="1.805cm" svg:y="0.809cm" presentation:class="title" presentation:placeholder="true">
        <draw:text-box/>
      </draw:frame>
      <draw:frame presentation:style-name="Default-outline1" draw:layer="backgroundobjects" svg:width="32.506cm" svg:height="13.41cm" svg:x="1.805cm" svg:y="4.754cm" presentation:class="outline" presentation:placeholder="true">
        <draw:text-box/>
      </draw:frame>
      <draw:frame presentation:style-name="Mpr1" draw:text-style-name="MP1" draw:layer="backgroundobjects" svg:width="8.414cm" svg:height="1.401cm" svg:x="1.805cm" svg:y="18.51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1.448cm" svg:height="1.401cm" svg:x="12.352cm" svg:y="18.51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8.414cm" svg:height="1.401cm" svg:x="25.897cm" svg:y="18.51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22:28:15.71</meta:creation-date>
    <meta:editing-duration>PT17M4S</meta:editing-duration>
    <meta:editing-cycles>2</meta:editing-cycles>
    <dc:date>2013-03-24T22:43:03.90</dc:date>
    <meta:document-statistic meta:object-count="25"/>
    <meta:generator>OpenOffice.org/3.4.1$Win32 OpenOffice.org_project/341m1$Build-9593</meta:generator>
  </office:meta>
</office:document-meta>
</file>